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, helvetica, sans-serif"/>
    <style:font-face style:name="monospace" svg:font-family="monospace"/>
    <style:font-face style:name="serif" svg:font-family="serif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109604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11067f"/>
    </style:style>
    <style:style style:name="P4" style:family="paragraph" style:parent-style-name="Preformatted_20_Text">
      <style:text-properties style:font-name="serif" officeooo:rsid="00272869" officeooo:paragraph-rsid="00272869"/>
    </style:style>
    <style:style style:name="P5" style:family="paragraph" style:parent-style-name="Standard">
      <style:text-properties officeooo:rsid="0011067f" officeooo:paragraph-rsid="0011067f"/>
    </style:style>
    <style:style style:name="P6" style:family="paragraph" style:parent-style-name="Standard">
      <style:text-properties officeooo:rsid="0011394d" officeooo:paragraph-rsid="0011394d"/>
    </style:style>
    <style:style style:name="P7" style:family="paragraph" style:parent-style-name="Standard">
      <style:text-properties style:font-name="serif" officeooo:rsid="0011067f" officeooo:paragraph-rsid="0011067f"/>
    </style:style>
    <style:style style:name="P8" style:family="paragraph" style:parent-style-name="Standard">
      <style:text-properties style:font-name="serif" fo:font-weight="bold" officeooo:rsid="001576e4" officeooo:paragraph-rsid="001576e4" style:font-weight-asian="bold" style:font-weight-complex="bold"/>
    </style:style>
    <style:style style:name="P9" style:family="paragraph" style:parent-style-name="Standard">
      <style:text-properties style:font-name="serif" fo:font-weight="bold" officeooo:rsid="00157e3c" officeooo:paragraph-rsid="00157e3c" style:font-weight-asian="bold" style:font-weight-complex="bold"/>
    </style:style>
    <style:style style:name="P10" style:family="paragraph" style:parent-style-name="Standard">
      <style:text-properties style:font-name="serif" fo:font-weight="bold" officeooo:rsid="00157e3c" officeooo:paragraph-rsid="00174c1c" style:font-weight-asian="bold" style:font-weight-complex="bold"/>
    </style:style>
    <style:style style:name="P11" style:family="paragraph" style:parent-style-name="Standard">
      <style:text-properties style:font-name="serif" fo:font-weight="bold" officeooo:rsid="00157e3c" officeooo:paragraph-rsid="0019df61" style:font-weight-asian="bold" style:font-weight-complex="bold"/>
    </style:style>
    <style:style style:name="P12" style:family="paragraph" style:parent-style-name="Standard">
      <style:text-properties style:font-name="serif" fo:font-weight="bold" officeooo:rsid="00174c1c" officeooo:paragraph-rsid="00174c1c" style:font-weight-asian="bold" style:font-weight-complex="bold"/>
    </style:style>
    <style:style style:name="P13" style:family="paragraph" style:parent-style-name="Standard">
      <style:text-properties style:font-name="serif" fo:font-weight="bold" officeooo:paragraph-rsid="002149d0" style:font-weight-asian="bold" style:font-weight-complex="bold"/>
    </style:style>
    <style:style style:name="P14" style:family="paragraph" style:parent-style-name="Standard">
      <style:text-properties style:font-name="serif" officeooo:rsid="00203125" officeooo:paragraph-rsid="00203125"/>
    </style:style>
    <style:style style:name="P15" style:family="paragraph" style:parent-style-name="Standard">
      <style:text-properties style:font-name="serif" officeooo:rsid="00204a4a" officeooo:paragraph-rsid="00204a4a"/>
    </style:style>
    <style:style style:name="P16" style:family="paragraph" style:parent-style-name="Standard">
      <style:text-properties style:font-name="serif" officeooo:rsid="00272869" officeooo:paragraph-rsid="00272869"/>
    </style:style>
    <style:style style:name="P17" style:family="paragraph" style:parent-style-name="Standard">
      <style:text-properties style:font-name="serif" officeooo:rsid="0028ff9f" officeooo:paragraph-rsid="0028ff9f"/>
    </style:style>
    <style:style style:name="P18" style:family="paragraph" style:parent-style-name="Standard">
      <style:text-properties style:font-name="serif" officeooo:rsid="00294272" officeooo:paragraph-rsid="00294272"/>
    </style:style>
    <style:style style:name="P19" style:family="paragraph" style:parent-style-name="Standard">
      <style:text-properties style:font-name="serif" officeooo:rsid="00294272" officeooo:paragraph-rsid="003133be"/>
    </style:style>
    <style:style style:name="P20" style:family="paragraph" style:parent-style-name="Standard">
      <style:text-properties style:font-name="serif" officeooo:rsid="003a1953" officeooo:paragraph-rsid="003a1953"/>
    </style:style>
    <style:style style:name="P21" style:family="paragraph" style:parent-style-name="Standard">
      <style:text-properties style:font-name="serif" fo:font-weight="normal" officeooo:rsid="001e783e" officeooo:paragraph-rsid="003eb083" style:font-weight-asian="normal" style:font-weight-complex="normal"/>
    </style:style>
    <style:style style:name="P22" style:family="paragraph" style:parent-style-name="Standard">
      <style:text-properties style:font-name="serif" fo:font-weight="normal" officeooo:rsid="00157e3c" officeooo:paragraph-rsid="003eb083" style:font-weight-asian="normal" style:font-weight-complex="normal"/>
    </style:style>
    <style:style style:name="P23" style:family="paragraph" style:parent-style-name="Standard">
      <style:text-properties fo:font-weight="bold" officeooo:paragraph-rsid="0011394d" style:font-weight-asian="bold" style:font-weight-complex="bold"/>
    </style:style>
    <style:style style:name="P24" style:family="paragraph" style:parent-style-name="Standard">
      <style:text-properties fo:font-weight="bold" officeooo:rsid="00120ab2" officeooo:paragraph-rsid="00120ab2" style:font-weight-asian="bold" style:font-weight-complex="bold"/>
    </style:style>
    <style:style style:name="P25" style:family="paragraph" style:parent-style-name="Standard">
      <style:text-properties fo:font-weight="bold" officeooo:rsid="00120ab2" officeooo:paragraph-rsid="00191279" style:font-weight-asian="bold" style:font-weight-complex="bold"/>
    </style:style>
    <style:style style:name="P26" style:family="paragraph" style:parent-style-name="Standard">
      <style:text-properties fo:font-weight="bold" officeooo:rsid="001576e4" officeooo:paragraph-rsid="001576e4" style:font-weight-asian="bold" style:font-weight-complex="bold"/>
    </style:style>
    <style:style style:name="P27" style:family="paragraph" style:parent-style-name="Standard">
      <style:text-properties fo:font-weight="bold" officeooo:rsid="00157e3c" officeooo:paragraph-rsid="00157e3c" style:font-weight-asian="bold" style:font-weight-complex="bold"/>
    </style:style>
    <style:style style:name="P28" style:family="paragraph" style:parent-style-name="Standard">
      <style:text-properties fo:font-weight="bold" officeooo:rsid="00157e3c" officeooo:paragraph-rsid="00191279" style:font-weight-asian="bold" style:font-weight-complex="bold"/>
    </style:style>
    <style:style style:name="P29" style:family="paragraph" style:parent-style-name="Standard">
      <style:text-properties fo:font-weight="bold" officeooo:rsid="00174c1c" officeooo:paragraph-rsid="00174c1c" style:font-weight-asian="bold" style:font-weight-complex="bold"/>
    </style:style>
    <style:style style:name="P30" style:family="paragraph" style:parent-style-name="Standard">
      <style:text-properties fo:font-weight="bold" officeooo:rsid="00174c1c" officeooo:paragraph-rsid="001918ba" style:font-weight-asian="bold" style:font-weight-complex="bold"/>
    </style:style>
    <style:style style:name="P31" style:family="paragraph" style:parent-style-name="Standard">
      <style:text-properties fo:font-weight="bold" officeooo:rsid="0011394d" officeooo:paragraph-rsid="00174c1c" style:font-weight-asian="bold" style:font-weight-complex="bold"/>
    </style:style>
    <style:style style:name="P32" style:family="paragraph" style:parent-style-name="Standard">
      <style:text-properties fo:font-weight="bold" officeooo:rsid="0011394d" officeooo:paragraph-rsid="0019df61" style:font-weight-asian="bold" style:font-weight-complex="bold"/>
    </style:style>
    <style:style style:name="P33" style:family="paragraph" style:parent-style-name="Standard">
      <style:text-properties fo:font-weight="bold" officeooo:rsid="0011394d" officeooo:paragraph-rsid="00223e2f" style:font-weight-asian="bold" style:font-weight-complex="bold"/>
    </style:style>
    <style:style style:name="P34" style:family="paragraph" style:parent-style-name="Standard">
      <style:text-properties fo:font-weight="bold" officeooo:rsid="0011394d" officeooo:paragraph-rsid="003586c6" style:font-weight-asian="bold" style:font-weight-complex="bold"/>
    </style:style>
    <style:style style:name="P35" style:family="paragraph" style:parent-style-name="Standard">
      <style:text-properties fo:font-weight="bold" officeooo:rsid="0011394d" officeooo:paragraph-rsid="00359f8c" style:font-weight-asian="bold" style:font-weight-complex="bold"/>
    </style:style>
    <style:style style:name="P36" style:family="paragraph" style:parent-style-name="Standard">
      <style:text-properties fo:font-weight="bold" officeooo:rsid="0011394d" officeooo:paragraph-rsid="0038331d" style:font-weight-asian="bold" style:font-weight-complex="bold"/>
    </style:style>
    <style:style style:name="P37" style:family="paragraph" style:parent-style-name="Standard">
      <style:text-properties fo:font-weight="bold" officeooo:paragraph-rsid="00191279" style:font-weight-asian="bold" style:font-weight-complex="bold"/>
    </style:style>
    <style:style style:name="P38" style:family="paragraph" style:parent-style-name="Standard">
      <style:text-properties fo:font-weight="bold" officeooo:rsid="0038f160" officeooo:paragraph-rsid="0038f160" style:font-weight-asian="bold" style:font-weight-complex="bold"/>
    </style:style>
    <style:style style:name="P39" style:family="paragraph" style:parent-style-name="Standard">
      <style:text-properties fo:font-weight="bold" officeooo:rsid="003b5ded" officeooo:paragraph-rsid="003b5ded" style:font-weight-asian="bold" style:font-weight-complex="bold"/>
    </style:style>
    <style:style style:name="P40" style:family="paragraph" style:parent-style-name="Standard">
      <style:text-properties officeooo:paragraph-rsid="001ddd0e"/>
    </style:style>
    <style:style style:name="P41" style:family="paragraph" style:parent-style-name="Standard">
      <style:text-properties fo:font-size="14pt" fo:font-weight="bold" officeooo:paragraph-rsid="001ddd0e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fo:font-weight="bold" officeooo:rsid="001dbbee" officeooo:paragraph-rsid="003eb083" style:font-size-asian="14pt" style:font-weight-asian="bold" style:font-size-complex="14pt" style:font-weight-complex="bold"/>
    </style:style>
    <style:style style:name="P43" style:family="paragraph" style:parent-style-name="Standard">
      <style:text-properties officeooo:rsid="001fe940" officeooo:paragraph-rsid="001fe940"/>
    </style:style>
    <style:style style:name="P44" style:family="paragraph" style:parent-style-name="Standard">
      <style:text-properties officeooo:rsid="00203125" officeooo:paragraph-rsid="00203125"/>
    </style:style>
    <style:style style:name="P45" style:family="paragraph" style:parent-style-name="Standard">
      <style:text-properties officeooo:paragraph-rsid="00203125"/>
    </style:style>
    <style:style style:name="P46" style:family="paragraph" style:parent-style-name="Standard">
      <style:text-properties officeooo:paragraph-rsid="002149d0"/>
    </style:style>
    <style:style style:name="P47" style:family="paragraph" style:parent-style-name="Standard">
      <style:text-properties fo:font-size="12pt" fo:font-weight="bold" officeooo:rsid="002149d0" officeooo:paragraph-rsid="002149d0" style:font-size-asian="12pt" style:font-weight-asian="bold" style:font-size-complex="12pt" style:font-weight-complex="bold"/>
    </style:style>
    <style:style style:name="P48" style:family="paragraph" style:parent-style-name="Standard">
      <style:text-properties officeooo:paragraph-rsid="0038331d"/>
    </style:style>
    <style:style style:name="P49" style:family="paragraph" style:parent-style-name="Standard">
      <style:text-properties officeooo:rsid="001dbbee" officeooo:paragraph-rsid="003eb083"/>
    </style:style>
    <style:style style:name="P50" style:family="paragraph" style:parent-style-name="Standard">
      <style:text-properties officeooo:paragraph-rsid="003eb083"/>
    </style:style>
    <style:style style:name="P5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arial" fo:font-size="12pt"/>
    </style:style>
    <style:style style:name="P52" style:family="paragraph" style:parent-style-name="Text_20_body">
      <style:text-properties fo:color="#000000" loext:opacity="100%" style:font-name="arial" fo:font-size="12pt" fo:font-weight="bold" officeooo:rsid="003b5ded" officeooo:paragraph-rsid="003b5ded" style:font-weight-asian="bold" style:font-weight-complex="bold"/>
    </style:style>
    <style:style style:name="P5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/>
    </style:style>
    <style:style style:name="P54" style:family="paragraph" style:parent-style-name="Text_20_body">
      <style:paragraph-properties fo:margin-top="0cm" fo:margin-bottom="0cm" style:contextual-spacing="false"/>
    </style:style>
    <style:style style:name="P55" style:family="paragraph" style:parent-style-name="Text_20_body">
      <style:paragraph-properties fo:margin-top="0cm" fo:margin-bottom="0cm" style:contextual-spacing="false" style:writing-mode="lr-tb"/>
    </style:style>
    <style:style style:name="T1" style:family="text">
      <style:text-properties officeooo:rsid="0011067f"/>
    </style:style>
    <style:style style:name="T2" style:family="text">
      <style:text-properties officeooo:rsid="00120ab2"/>
    </style:style>
    <style:style style:name="T3" style:family="text">
      <style:text-properties officeooo:rsid="00157e3c"/>
    </style:style>
    <style:style style:name="T4" style:family="text">
      <style:text-properties officeooo:rsid="00174c1c"/>
    </style:style>
    <style:style style:name="T5" style:family="text">
      <style:text-properties officeooo:rsid="001918ba"/>
    </style:style>
    <style:style style:name="T6" style:family="text">
      <style:text-properties officeooo:rsid="0019df61"/>
    </style:style>
    <style:style style:name="T7" style:family="text">
      <style:text-properties officeooo:rsid="001c59e4"/>
    </style:style>
    <style:style style:name="T8" style:family="text">
      <style:text-properties style:font-name="serif"/>
    </style:style>
    <style:style style:name="T9" style:family="text">
      <style:text-properties style:font-name="serif" officeooo:rsid="001ddd0e"/>
    </style:style>
    <style:style style:name="T10" style:family="text">
      <style:text-properties style:font-name="serif" fo:font-weight="bold" officeooo:rsid="002149d0" style:font-weight-asian="bold" style:font-weight-complex="bold"/>
    </style:style>
    <style:style style:name="T11" style:family="text">
      <style:text-properties style:font-name="serif" fo:font-weight="bold" officeooo:rsid="0038331d" style:font-weight-asian="bold" style:font-weight-complex="bold"/>
    </style:style>
    <style:style style:name="T12" style:family="text">
      <style:text-properties style:font-name="serif" fo:font-weight="bold" officeooo:rsid="0011394d" style:font-weight-asian="bold" style:font-weight-complex="bold"/>
    </style:style>
    <style:style style:name="T13" style:family="text">
      <style:text-properties style:font-name="serif" officeooo:rsid="001e3649"/>
    </style:style>
    <style:style style:name="T14" style:family="text">
      <style:text-properties style:font-name="serif" officeooo:rsid="002149d0"/>
    </style:style>
    <style:style style:name="T15" style:family="text">
      <style:text-properties style:font-name="serif" officeooo:rsid="00223e2f"/>
    </style:style>
    <style:style style:name="T16" style:family="text">
      <style:text-properties style:font-name="serif" officeooo:rsid="00234e2b"/>
    </style:style>
    <style:style style:name="T17" style:family="text">
      <style:text-properties style:font-name="serif" fo:font-size="13pt" fo:font-weight="bold" style:font-size-asian="13pt" style:font-weight-asian="bold" style:font-size-complex="13pt" style:font-weight-complex="bold"/>
    </style:style>
    <style:style style:name="T18" style:family="text">
      <style:text-properties style:font-name="monospace"/>
    </style:style>
    <style:style style:name="T19" style:family="text">
      <style:text-properties officeooo:rsid="001ddd0e"/>
    </style:style>
    <style:style style:name="T20" style:family="text">
      <style:text-properties officeooo:rsid="00203125"/>
    </style:style>
    <style:style style:name="T21" style:family="text">
      <style:text-properties officeooo:rsid="002149d0"/>
    </style:style>
    <style:style style:name="T22" style:family="text">
      <style:text-properties officeooo:rsid="00281fc5"/>
    </style:style>
    <style:style style:name="T23" style:family="text">
      <style:text-properties officeooo:rsid="002aadac"/>
    </style:style>
    <style:style style:name="T24" style:family="text">
      <style:text-properties officeooo:rsid="002b5099"/>
    </style:style>
    <style:style style:name="T25" style:family="text">
      <style:text-properties officeooo:rsid="002c39be"/>
    </style:style>
    <style:style style:name="T26" style:family="text">
      <style:text-properties officeooo:rsid="002e30a4"/>
    </style:style>
    <style:style style:name="T27" style:family="text">
      <style:text-properties officeooo:rsid="003133be"/>
    </style:style>
    <style:style style:name="T28" style:family="text">
      <style:text-properties officeooo:rsid="00373808"/>
    </style:style>
    <style:style style:name="T29" style:family="text">
      <style:text-properties officeooo:rsid="001dbbee"/>
    </style:style>
    <style:style style:name="T30" style:family="text">
      <style:text-properties officeooo:rsid="001e78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Source_20_Text">sudo apt-get purge mysql-apt-config</text:span></text:p>
      <text:p text:style-name="P3"><text:span text:style-name="Source_20_Text"><text:span text:style-name="T1">---------------Installation of Mysql 8 on ubuntu 22.04-----------------------</text:span></text:span></text:p>
      <text:p text:style-name="P2"><text:span text:style-name="Source_20_Text">sudo apt update</text:span></text:p>
      <text:p text:style-name="P2">sudo apt-get install mysql-server</text:p>
      <text:p text:style-name="Standard">systemctl is-active mysql</text:p>
      <text:p text:style-name="Standard"/>
      <text:p text:style-name="Standard">sudo mysql_secure_installation</text:p>
      <text:p text:style-name="Standard"/>
      <text:p text:style-name="Standard">sudo mysql</text:p>
      <text:p text:style-name="Standard"/>
      <text:p text:style-name="Standard">ALTER USER 'root'@'localhost' IDENTIFIED WITH mysql_native_password BY 'Password123#@!';</text:p>
      <text:p text:style-name="Standard"/>
      <text:p text:style-name="Standard">FLUSH PRIVILEGES;</text:p>
      <text:p text:style-name="Standard"/>
      <text:p text:style-name="Standard">systemctl status mysql.service</text:p>
      <text:p text:style-name="Standard">530965456649bb46a583a05046813449</text:p>
      <text:p text:style-name="P5">=======================================================================</text:p>
      <text:p text:style-name="P5"><text:a xlink:type="simple" xlink:href="https://www.digitalocean.com/community/tutorials/how-to-install-the-apache-web-server-on-ubuntu-22-04#step-6-getting-familiar-with-important-apache-files-and-directories" text:style-name="Internet_20_link" text:visited-style-name="Visited_20_Internet_20_Link">https://www.digitalocean.com/community/tutorials/how-to-install-the-apache-web-server-on-ubuntu-22-04#step-6-getting-familiar-with-important-apache-files-and-directories</text:a></text:p>
      <text:p text:style-name="P5"/>
      <text:p text:style-name="P6">sudo apt install php8.1</text:p>
      <text:p text:style-name="P5">sudo apt-get install -y php8.1-cli php8.1-common php8.1-mysql php8.1-zip php8.1-gd php8.1-mbstring php8.1-curl php8.1-xml php8.1-bcmath</text:p>
      <text:p text:style-name="P5"/>
      <text:p text:style-name="P5"/>
      <text:p text:style-name="P7">php7.1 php7.1-mbstring php7.1-mcrypt php7.1-mysql php7.1-xml php7.1-gd php7.1-ldap php7.1-curl php7.1-cli php7.1-soa<text:span text:style-name="T2">p</text:span></text:p>
      <text:p text:style-name="P7"/>
      <text:p text:style-name="P7">sudo apt-get install -y php8.1-cli php8.1-common php8.1-mysql php8.1-zip php8.1-gd php8.1-mbstring php8.1-curl php8.1-xml php8.1-bcmath</text:p>
      <text:p text:style-name="P7"/>
      <text:p text:style-name="P23"><text:span text:style-name="T1">sudo apt-get install php8.1-</text:span>bz2</text:p>
      <text:p text:style-name="P23">curl</text:p>
      <text:p text:style-name="P23">gmp</text:p>
      <text:p text:style-name="P23">imap</text:p>
      <text:p text:style-name="P24">ldap</text:p>
      <text:p text:style-name="P24">mbstring </text:p>
      <text:p text:style-name="P24">mysqli</text:p>
      <text:p text:style-name="P24"><text:s/>mysqlnd</text:p>
      <text:p text:style-name="P24">SimpleXML</text:p>
      <text:p text:style-name="P24">soap</text:p>
      <text:p text:style-name="P24">sqlite3</text:p>
      <text:p text:style-name="P24">xml</text:p>
      <text:p text:style-name="P24">zip</text:p>
      <text:p text:style-name="P27">gd</text:p>
      <text:p text:style-name="P24"/>
      <text:p text:style-name="P26">in step 2 we need file permission </text:p>
      <text:p text:style-name="P24"><text:soft-page-break/>chmod 777 -R processmaker/</text:p>
      <text:p text:style-name="P24"/>
      <text:p text:style-name="P26">mysql credentials</text:p>
      <text:p text:style-name="P26">username ; root </text:p>
      <text:p text:style-name="P26">password : nuc1234$</text:p>
      <text:p text:style-name="P26"/>
      <text:p text:style-name="P26">processmaker login :</text:p>
      <text:p text:style-name="P26">username : admin<text:tab/></text:p>
      <text:p text:style-name="P26">password : nuc1234</text:p>
      <text:p text:style-name="P26"/>
      <text:p text:style-name="P26"/>
      <text:p text:style-name="P8">sudo a2enmod php8.1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2">Hardware:</text:p>
      <text:p text:style-name="P50">Platform : Ubuntu 22.04.2 LTS </text:p>
      <text:p text:style-name="P49">Storage space : 16 GB</text:p>
      <text:p text:style-name="P49">RAM : 8 GB</text:p>
      <text:p text:style-name="P49"/>
      <text:p text:style-name="P42">Softwares:</text:p>
      <text:p text:style-name="P22">Mysql Server version: 8.0.33</text:p>
      <text:p text:style-name="P22"><text:span text:style-name="T4">P</text:span><text:span text:style-name="T29">HP</text:span>version : 8.<text:span text:style-name="T4">1</text:span> </text:p>
      <text:p text:style-name="P22"><text:span text:style-name="T30">Apache </text:span>Server version: 2.4.52</text:p>
      <text:p text:style-name="P21">Processmaker version : 3.8.1 </text:p>
      <text:p text:style-name="P21">Supervisor to automate composer job scheduling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Step 1 : Installation of Mysql 8.0.X version</text:p>
      <text:p text:style-name="P9"><text:s text:c="13"/>Mysql Server version: 8.0.33-0ubuntu0.22.04.2</text:p>
      <text:p text:style-name="P12">refrence link : <text:a xlink:type="simple" xlink:href="https://linuxhint.com/install-mysql-on-ubuntu-22-04/" text:style-name="Internet_20_link" text:visited-style-name="Visited_20_Internet_20_Link">https://linuxhint.com/install-mysql-on-ubuntu-22-04/</text:a></text:p>
      <text:p text:style-name="P12"/>
      <text:p text:style-name="P26">sudo apt update</text:p>
      <text:p text:style-name="P26">sudo apt-get install mysql-server</text:p>
      <text:p text:style-name="P26">systemctl is-active mysql <text:span text:style-name="T3">(optional to check server status)</text:span></text:p>
      <text:p text:style-name="P26">sudo mysql_secure_installation</text:p>
      <text:p text:style-name="P26">sudo mysql</text:p>
      <text:p text:style-name="P26">ALTER USER 'root'@'localhost' IDENTIFIED WITH mysql_native_password BY 'Password123#@!';</text:p>
      <text:p text:style-name="P26">FLUSH PRIVILEGES;</text:p>
      <text:p text:style-name="P26">systemctl status mysql.service</text:p>
      <text:p text:style-name="P26"/>
      <text:p text:style-name="P26"/>
      <text:p text:style-name="P10">Step <text:span text:style-name="T4">2</text:span> : Installation of <text:span text:style-name="T4">Php</text:span> 8.<text:span text:style-name="T4">1</text:span> version</text:p>
      <text:p text:style-name="P26"><text:s text:c="19"/>PHP 8.1.2-1ubuntu2.11</text:p>
      <text:p text:style-name="P29">reference link : </text:p>
      <text:p text:style-name="P29"/>
      <text:p text:style-name="P31">sudo apt install php8.1</text:p>
      <text:p text:style-name="P29">php -m (to check all available module required in processmaker installation)</text:p>
      <text:p text:style-name="P29"/>
      <text:p text:style-name="P30"><text:span text:style-name="T5">#R</text:span>equired in processmaker installation</text:p>
      <text:p text:style-name="P30"/>
      <text:p text:style-name="P37"><text:span text:style-name="T1">sudo apt-get install php8.1-</text:span>bz2</text:p>
      <text:p text:style-name="P37"><text:span text:style-name="T1">sudo apt-get install php8.1-</text:span>curl</text:p>
      <text:p text:style-name="P37"><text:span text:style-name="T1">sudo apt-get install php8.1-</text:span>gmp</text:p>
      <text:p text:style-name="P37"><text:span text:style-name="T1">sudo apt-get install php8.1-</text:span>imap</text:p>
      <text:p text:style-name="P25"><text:span text:style-name="T1">sudo apt-get install php8.1-</text:span>ldap</text:p>
      <text:p text:style-name="P25"><text:span text:style-name="T1">sudo apt-get install php8.1-</text:span>mbstring </text:p>
      <text:p text:style-name="P25"><text:span text:style-name="T1">sudo apt-get install php8.1-</text:span>mysqli</text:p>
      <text:p text:style-name="P25"><text:span text:style-name="T1">sudo apt-get install php8.1-</text:span>mysqlnd</text:p>
      <text:p text:style-name="P25"><text:span text:style-name="T1">sudo apt-get install php8.1-</text:span>SimpleXML</text:p>
      <text:p text:style-name="P25"><text:span text:style-name="T1">sudo apt-get install php8.1-</text:span>soap</text:p>
      <text:p text:style-name="P25"><text:span text:style-name="T1">sudo apt-get install php8.1-</text:span>sqlite3</text:p>
      <text:p text:style-name="P25"><text:span text:style-name="T1">sudo apt-get install php8.1-</text:span>xml</text:p>
      <text:p text:style-name="P25"><text:span text:style-name="T1">sudo apt-get install php8.1-</text:span>zip</text:p>
      <text:p text:style-name="P28"><text:span text:style-name="T1">sudo apt-get install php8.1-</text:span>gd</text:p>
      <text:p text:style-name="P26"/>
      <text:p text:style-name="P8">sudo nano /etc/php/8.1/apache2/php.ini</text:p>
      <text:p text:style-name="P8"><text:soft-page-break/></text:p>
      <text:p text:style-name="P26"><text:span text:style-name="T8">Set following fields </text:span><text:line-break/><text:span text:style-name="T18">```</text:span><text:line-break/><text:span text:style-name="T18">file_uploads =</text:span> <text:span text:style-name="T18">On</text:span><text:line-break/><text:span text:style-name="T18">short_open_tag =</text:span> <text:span text:style-name="T18">On</text:span><text:line-break/><text:span text:style-name="T18">memory_limit = 512M</text:span><text:line-break/><text:span text:style-name="T18">error_reporting =</text:span> <text:span text:style-name="T18">E_ALL</text:span> <text:span text:style-name="T18">&amp;</text:span> <text:span text:style-name="T18">~E_DEPRECATED</text:span> <text:span text:style-name="T18">&amp;</text:span> <text:span text:style-name="T18">~E_STRICT</text:span><text:line-break/><text:span text:style-name="T18">display_errors =</text:span> <text:span text:style-name="T18">Off</text:span><text:line-break/><text:span text:style-name="T18">post_max_size = 24M</text:span><text:line-break/><text:span text:style-name="T18">upload_max_filesize = 24M</text:span></text:p>
      <text:p text:style-name="P26"/>
      <text:p text:style-name="P26"/>
      <text:p text:style-name="P26"/>
      <text:p text:style-name="P11">Step <text:span text:style-name="T7">3</text:span> : Installation of <text:span text:style-name="T6">Apache</text:span> <text:span text:style-name="T6">server</text:span></text:p>
      <text:p text:style-name="P26"/>
      <text:p text:style-name="P32">sudo apt install <text:span text:style-name="T6">apache2</text:span></text:p>
      <text:p text:style-name="P32"/>
      <text:p text:style-name="P32"/>
      <text:p text:style-name="P32"/>
      <text:p text:style-name="P41"><text:span text:style-name="T19">Step 4 : </text:span><text:span text:style-name="T8">Download Processmaker</text:span></text:p>
      <text:p text:style-name="P32"/>
      <text:p text:style-name="P40"><text:span text:style-name="T13">download </text:span><text:span text:style-name="T8">Processmaker </text:span><text:span text:style-name="T9">from sourceforge site </text:span></text:p>
      <text:p text:style-name="P40"><text:a xlink:type="simple" xlink:href="https://sourceforge.net/projects/processmaker/files/latest/download" text:style-name="Internet_20_link" text:visited-style-name="Visited_20_Internet_20_Link"><text:span text:style-name="T9">https://sourceforge.net/projects/processmaker/files/latest/download</text:span></text:a></text:p>
      <text:p text:style-name="P43"><text:span text:style-name="T9">t</text:span><text:span text:style-name="T8">his will be .tar file </text:span></text:p>
      <text:p text:style-name="P43"/>
      <text:p text:style-name="P45"><text:span text:style-name="T20">#unzip tar file using <text:s text:c="6"/></text:span></text:p>
      <text:p text:style-name="P45"><text:span text:style-name="T8">tar -xvzf processmaker-3.3.6-community.tar.gz</text:span></text:p>
      <text:p text:style-name="P45"/>
      <text:p text:style-name="P44">#copy to opt folder </text:p>
      <text:p text:style-name="P14">cp -r processmaker /opt/</text:p>
      <text:p text:style-name="P14"/>
      <text:p text:style-name="P15">#give all permission </text:p>
      <text:p text:style-name="P15">chmod -R 777 /opt/processmaker</text:p>
      <text:p text:style-name="P15"/>
      <text:p text:style-name="P16">use below command <text:span text:style-name="T22">or apply cronjob</text:span></text:p>
      <text:p text:style-name="P16">go to processmaker installation directory</text:p>
      <text:p text:style-name="P4">cd /opt/processmaker/</text:p>
      <text:p text:style-name="P15">php processmaker artisan queue:work –workspace=workflow</text:p>
      <text:p text:style-name="P15"/>
      <text:p text:style-name="P17">506 893 skinengine.php</text:p>
      <text:p text:style-name="P18">3274 ,<text:span text:style-name="T24">3285,</text:span> <text:span text:style-name="T23">3287 </text:span>neoclassic/<text:span text:style-name="T25">css/</text:span>styles.css</text:p>
      <text:p text:style-name="P18">/opt/processmaker/workflow/public_html/webapp/<text:span text:style-name="T26">app.css</text:span></text:p>
      <text:p text:style-name="P19"><text:span text:style-name="T27">add at line 24 </text:span>background-color: black;</text:p>
      <text:p text:style-name="P19">.v-container-todo</text:p>
      <text:p text:style-name="P18">.v-container-mycases</text:p>
      <text:p text:style-name="P15"/>
      <text:p text:style-name="P15">v-sidebar-menu .vsm--link_exact-active, .v-sidebar-menu .vsm—link_active</text:p>
      <text:p text:style-name="P15">.v-sidebar-menu .vsm--link_exact-active, .v-sidebar-menu .vsm—link_active</text:p>
      <text:p text:style-name="P15"/>
      <text:p text:style-name="P20">public_html/index.html --&gt; changes for auto route to workflow workspace.</text:p>
      <text:p text:style-name="P15"/>
      <text:p text:style-name="P15"/>
      <text:p text:style-name="P13"><text:soft-page-break/><text:span text:style-name="T21">Step 5 : </text:span>Check Apache and php Modules</text:p>
      <text:p text:style-name="P47"><text:span text:style-name="T9">m</text:span><text:span text:style-name="T8">ost important step:</text:span></text:p>
      <text:p text:style-name="P40"><text:span text:style-name="T9"/></text:p>
      <text:p text:style-name="P46"><text:span text:style-name="T9">1. sudo a2enmod deflate<text:line-break/>2. sudo a2enmod expires<text:line-break/>3. sudo a2enmod rewrite<text:line-break/>4. sudo a2enmod vhost_alias<text:line-break/>5. sudo a2enmod ldap<text:line-break/>6. sudo a2enmod authnz_ldap</text:span></text:p>
      <text:p text:style-name="P46"><text:span text:style-name="T9">7.sudo a2enmod ssl<text:line-break/></text:span><text:span text:style-name="T14">8</text:span><text:span text:style-name="T9">. sudo a2enmod filter</text:span></text:p>
      <text:p text:style-name="P46"><text:span text:style-name="T14">9.</text:span><text:span text:style-name="T9">sudo a2enmod php8.1<text:line-break/></text:span><text:span text:style-name="T14">10.</text:span><text:span text:style-name="T9"> service apache2 restart</text:span></text:p>
      <text:p text:style-name="P32"/>
      <text:p text:style-name="P32"/>
      <text:p text:style-name="P33"><text:span text:style-name="T14">Step </text:span><text:span text:style-name="T15">6</text:span><text:span text:style-name="T14"> :</text:span><text:span text:style-name="T8"> Virtual Host Configuration</text:span></text:p>
      <text:p text:style-name="P33"><text:span text:style-name="T8">1. cp /opt/processmaker/pmos.conf.example /etc/apache2/sites-available/pmos.conf</text:span><text:line-break/><text:span text:style-name="T8">2. change pmos.conf as given below.</text:span><text:line-break/><text:span text:style-name="T18">```</text:span><text:line-break/><text:span text:style-name="T18">&lt;VirtualHost</text:span> <text:span text:style-name="T18">*:80&gt;</text:span><text:line-break/><text:span text:style-name="T18">ServerName 127.0.0.1</text:span><text:line-break/><text:span text:style-name="T18">DocumentRoot /opt/processmaker/workflow/public_html</text:span><text:line-break/><text:span text:style-name="T18">DirectoryIndex</text:span> <text:span text:style-name="T18">index.html</text:span> <text:span text:style-name="T18">index.php</text:span><text:line-break/><text:span text:style-name="T18">&lt;Directory</text:span> <text:span text:style-name="T18">/opt/processmaker/workflow/public_html&gt;</text:span><text:line-break/><text:span text:style-name="T18">Options</text:span> <text:span text:style-name="T18">Indexes</text:span> <text:span text:style-name="T18">FollowSymLinks</text:span> <text:span text:style-name="T18">MultiViews</text:span><text:line-break/><text:span text:style-name="T18">AllowOverride</text:span> <text:span text:style-name="T18">All</text:span><text:line-break/><text:span text:style-name="T18">Require</text:span> <text:span text:style-name="T18">all</text:span> <text:span text:style-name="T18">granted</text:span><text:line-break/><text:span text:style-name="T18">ExpiresActive</text:span> <text:span text:style-name="T18">On</text:span><text:line-break/><text:span text:style-name="T18">&lt;IfModule</text:span> <text:span text:style-name="T18">mod_rewrite.c&gt;</text:span><text:line-break/><text:span text:style-name="T18">RewriteEngine</text:span> <text:span text:style-name="T18">On</text:span><text:line-break/><text:span text:style-name="T18">RewriteCond</text:span> <text:span text:style-name="T18">%{REQUEST_FILENAME}</text:span> <text:span text:style-name="T18">!-f</text:span><text:line-break/><text:span text:style-name="T18">RewriteRule</text:span> <text:span text:style-name="T18">^.*/(.*)$</text:span> <text:span text:style-name="T18">app.php</text:span> <text:span text:style-name="T18">[QSA,L,NC]</text:span><text:line-break/><text:span text:style-name="T18">&lt;/IfModule&gt;</text:span><text:line-break/><text:span text:style-name="T18">&lt;/Directory&gt;</text:span><text:line-break/><text:span text:style-name="T18">&lt;/VirtualHost&gt;</text:span><text:line-break/><text:span text:style-name="T18">```</text:span><text:line-break/><text:span text:style-name="T8">3. sudo a2ensite pmos.conf</text:span><text:line-break/><text:span text:style-name="T8">4. service apache</text:span><text:span text:style-name="T16">2</text:span><text:span text:style-name="T8"> restart</text:span></text:p>
      <text:p text:style-name="P33"/>
      <text:p text:style-name="P33"/>
      <text:p text:style-name="P48"><text:span text:style-name="T10">Step </text:span><text:span text:style-name="T11">7</text:span><text:span text:style-name="T10">:</text:span><text:span text:style-name="T12"> </text:span><text:bookmark text:name="Install_and_Configure_Supervisor"/><text:span text:style-name="T17">Install and Configure Supervisor</text:span><text:span text:style-name="T12">:</text:span></text:p>
      <text:p text:style-name="P38"/>
      <text:p text:style-name="P38">reference:</text:p>
      <text:p text:style-name="P38"/>
      <text:p text:style-name="P38"><text:a xlink:type="simple" xlink:href="https://stackcoder.in/posts/supervisor-for-laravel-queue-scheduling" text:style-name="Internet_20_link" text:visited-style-name="Visited_20_Internet_20_Link">https://stackcoder.in/posts/supervisor-for-laravel-queue-scheduling</text:a></text:p>
      <text:p text:style-name="P38"/>
      <text:p text:style-name="P38"><text:a xlink:type="simple" xlink:href="https://stackoverflow.com/questions/54811044/why-i-get-this-error-laravel-worker-error-no-such-group" text:style-name="Internet_20_link" text:visited-style-name="Visited_20_Internet_20_Link">https://stackoverflow.com/questions/54811044/why-i-get-this-error-laravel-worker-error-no-such-group</text:a></text:p>
      <text:p text:style-name="P38"/>
      <text:p text:style-name="P36"/>
      <text:p text:style-name="P33">sudo apt install supervisor</text:p>
      <text:p text:style-name="P33"><text:soft-page-break/>systemctl start supervisor</text:p>
      <text:p text:style-name="P33"/>
      <text:p text:style-name="P34">sudo systemctl start supervisor.service </text:p>
      <text:p text:style-name="P34">sudo systemctl status supervisor.service</text:p>
      <text:p text:style-name="P34"/>
      <text:p text:style-name="P34"/>
      <text:p text:style-name="P35">nano /etc/supervisor/conf.d/ queue-worker.conf</text:p>
      <text:p text:style-name="P35"/>
      <text:p text:style-name="P35"/>
      <text:p text:style-name="P35">[program:queue-worker]</text:p>
      <text:p text:style-name="P35"/>
      <text:p text:style-name="P35">process_name=%(program_name)s_%(process_num)02d</text:p>
      <text:p text:style-name="P35">directory=/opt/processmaker/</text:p>
      <text:p text:style-name="P35">command=php processmaker artisan queue:work --workspace=workflow <text:s/>--sleep=3 --tries=5</text:p>
      <text:p text:style-name="P35">autostart=true</text:p>
      <text:p text:style-name="P35">autorestart=true</text:p>
      <text:p text:style-name="P35">user=root</text:p>
      <text:p text:style-name="P35">numprocs=4</text:p>
      <text:p text:style-name="P35">redirect_stderr=true</text:p>
      <text:p text:style-name="P35">stdout_logfile=/var/log/supervisor/worker.log</text:p>
      <text:p text:style-name="P35">stopwaitsecs=3600</text:p>
      <text:p text:style-name="P35"/>
      <text:p text:style-name="P35">sudo supervisorctl reread</text:p>
      <text:p text:style-name="P35">sudo supervisorctl update</text:p>
      <text:p text:style-name="P35">supervisorctl start queue-worker:*</text:p>
      <text:p text:style-name="P35"><text:span text:style-name="T28">s</text:span>upervisorctl status queue-worker:*</text:p>
      <text:p text:style-name="P35">sudo service supervisor restart</text:p>
      <text:p text:style-name="P35"/>
      <text:p text:style-name="P39">Add apache access files in below file location:</text:p>
      <text:p text:style-name="P39"/>
      <text:p text:style-name="P39">opt/processmaker/workflow/public_html/ .htaccess.conf <text:s text:c="2"/>(--hidden file use ls -la to view it. )</text:p>
      <text:p text:style-name="P39"/>
      <text:p text:style-name="P52">&lt;FilesMatch "\.(htaccess|php|ini|log|sh|inc|bak|config)$"&gt;<text:line-break/>        Order Allow,Deny<text:line-break/>        Deny from all<text:line-break/>&lt;/FilesMatch&gt;</text:p>
      <text:p text:style-name="P53"> </text:p>
      <text:p text:style-name="P51">&lt;FilesMatch "^(app|sysGeneric|gmail|sso|templateForm|lostSession|uninstall|dashboardListView|ajaxfile|ListView|ReassignCase|claimcaseListview|fundSighted|inward_excel_generator|inward_excel_query|inwardDailyMonthly|inwardDateFilterData|inwardDateFilterQuery|outwardDateFilterQuery|outwardDateFilterData|outwardDailyMonthly|outward_list_excel_query|outward_excel_query|outward_excel_generator|outward_dashboardListView|outward_ajaxfile|excel_outward_count_queries|PendingCasesMozambique|PendingCasesZimbabwe|PendingCasesZambia|PendingCasesBotswana|PendingCasesMalawi|CaseRoutingFromAdmin)\.php"&gt;<text:line-break/>        Order Allow,Deny<text:line-break/>        Allow from All<text:line-break/>&lt;/FilesMatch&gt;</text:p>
      <text:p text:style-name="P53"><text:soft-page-break/> </text:p>
      <text:p text:style-name="P51">&lt;FilesMatch "^(CountAjax|ExcelAjax|ListViewAjax|ProcessList|CasesListView|index|SubTableAjax)\.php"&gt;<text:line-break/>        Order Allow,Deny<text:line-break/>        Allow from All<text:line-break/>&lt;/FilesMatch&gt;</text:p>
      <text:p text:style-name="P53"> </text:p>
      <text:p text:style-name="P51">&lt;FilesMatch "^(CasesExcelAjax|UserListView|CasesListView|UserAjax|CasesAjax|UserExcelAjax|index)\.php"&gt;<text:line-break/>        Order Allow,Deny<text:line-break/>        Allow from All<text:line-break/>&lt;/FilesMatch&gt;<text:line-break/>&lt;FilesMatch "^(invoiceDashListView|vendorDashListView|ptpVendorAjax|ptpInvoiceAjax|mainPtp|invoiceDashListView2|vendorDashListView2|invoice_number_check)\.php"&gt;<text:line-break/>        Order Allow,Deny<text:line-break/>        Allow from All<text:line-break/>&lt;/FilesMatch&gt;</text:p>
      <text:p text:style-name="P54"/>
      <text:p text:style-name="P54"/>
      <text:p text:style-name="P54">---------------</text:p>
      <text:p text:style-name="P54"/>
      <text:p text:style-name="P55">&lt;Files *.*&gt;<text:line-break/>        Order Allow,Deny<text:line-break/>        Allow from All<text:line-break/>&lt;/Files&gt; </text:p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, helvetica, sans-serif"/>
    <style:font-face style:name="monospace" svg:font-family="monospac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4:39:25.016720275</meta:creation-date>
    <meta:editing-duration>P6DT1H35M22S</meta:editing-duration>
    <meta:editing-cycles>38</meta:editing-cycles>
    <meta:generator>LibreOffice/7.3.7.2$Linux_X86_64 LibreOffice_project/30$Build-2</meta:generator>
    <dc:date>2023-07-05T13:55:17.010897422</dc:date>
    <meta:document-statistic meta:table-count="0" meta:image-count="0" meta:object-count="0" meta:page-count="7" meta:paragraph-count="151" meta:word-count="683" meta:character-count="7252" meta:non-whitespace-character-count="6569"/>
  </office:meta>
</office:document-meta>
</file>